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style:page-number="auto" fo:break-before="auto" fo:break-after="auto">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ITRE=%,</text:p>
      <text:p text:style-name="P11"/>
      <text:p text:style-name="P11">Une contribution est allouée aux personnes, dont le revenu déterminant est inférieur<text:line-break/>à CHF %=REVDETMIN=%. La contribution mensuelle est fixée en fonction de ce revenu qui est détaillé au verso.</text:p>
      <text:p text:style-name="P11"/>
      <text:p text:style-name="P11">Etant donné que votre revenu déterminant, s'élève à CHF %=REVDET=%, nous avons le plaisir de vous annoncer que vous pouvez bénéficier des contributions mensuelles suivante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0-25T08:01:34.74</dc:date>
    <meta:print-date>2003-09-10T06:53:00</meta:print-date>
    <meta:editing-cycles>103</meta:editing-cycles>
    <meta:editing-duration>PT7H12M44S</meta:editing-duration>
    <meta:document-statistic meta:table-count="0" meta:image-count="0" meta:object-count="0" meta:page-count="1" meta:paragraph-count="10" meta:word-count="199" meta:character-count="124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